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0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>
      <style:table-cell-properties fo:background-color="#cc0000"/>
    </style:style>
    <style:style style:name="ce3" style:family="table-cell" style:parent-style-name="Default">
      <style:table-cell-properties fo:background-color="#000099"/>
      <style:text-properties fo:color="#ffffff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3" office:value-type="string" calcext:value-type="string">
            <text:p>00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/>
          <table:table-cell table:style-name="ce2" office:value-type="string" calcext:value-type="string">
            <text:p>00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10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style-name="ce3"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101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1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101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/>
          <table:table-cell table:style-name="ce3" office:value-type="string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101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101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3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1014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3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1014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3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1014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d</text:p>
          </table:table-cell>
          <table:table-cell office:value-type="string" calcext:value-type="string">
            <text:p>13, 22, 24, 31, 33, 35, 41, 45, 50, 55, 61, 64, 66, 72, 73, 76, 84, 8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lue</text:p>
          </table:table-cell>
          <table:table-cell office:value-type="string" calcext:value-type="string">
            <text:p>14, 25, 36, 37, 62, 71, 82, 93, 94, 95, 9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d contour</text:p>
          </table:table-cell>
          <table:table-cell/>
          <table:table-cell office:value-type="string" calcext:value-type="string">
            <text:p>13, 22, 24, 31, 35, 41, 45, 50, 55, 61, 66, 72, 73, 76, 84, 85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11:57:40.557663614</meta:creation-date>
    <dc:date>2015-05-11T13:48:53.959817353</dc:date>
    <meta:editing-duration>PT35M51S</meta:editing-duration>
    <meta:editing-cycles>2</meta:editing-cycles>
    <meta:generator>LibreOffice/4.2.8.2$Linux_X86_64 LibreOffice_project/420m0$Build-2</meta:generator>
    <meta:document-statistic meta:table-count="1" meta:cell-count="210" meta:object-count="0"/>
  </office:meta>
</office:document-meta>
</file>